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/>
    </style:style>
    <style:style style:name="T5" style:family="text">
      <style:text-properties style:font-name="Verdana1" fo:font-size="10pt"/>
    </style:style>
    <style:style style:name="T6" style:family="text">
      <style:text-properties style:font-name="Verdana1" fo:font-size="14pt"/>
    </style:style>
    <style:style style:name="T7" style:family="text">
      <style:text-properties style:font-name="Verdana1" fo:font-size="14pt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ucchini Coffee Cake</text:span><text:line-break/><text:line-break/>1 ½ cups whole wheat pastry flour<text:line-break/>1 ¼ cups oats<text:line-break/>1 cup Sucanat or brown sugar <text:line-break/>1t baking soda<text:line-break/>1t cinnamon<text:line-break/>½ t salt<text:line-break/>2 cups shredded zucchini<text:line-break/>½ cup butter, softened<text:line-break/>¼ c yogurt<text:line-break/>1t vanilla<text:line-break/>2 eggs<text:line-break/><text:line-break/><text:span text:style-name="T8">Topping:<text:line-break/></text:span>¾ cup cane juice crystals<text:line-break/>½ cup whole wheat pastry flour<text:line-break/>½ cup oats<text:line-break/>½ t cinnamon <text:line-break/>¼ cup butter, softened<text:line-break/><text:line-break/><text:line-break/>This is a very easy coffee cake to make. Combine all of the cake ingredients into your Kitchen Aid or Bosch bowl (or use a mixing bowl and a hand mixer) and blend until it is well combined. The batter will be thick. Spoon and spread this into a 9x13 pan that has been sprayed with non-stick spray. Combine the dry ingredients for the topping and use a fork or your (clean) hands to mix in the butter until it is crumbly. Sprinkle the topping over the cake. Bake at 350 for 35 to 40min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47:00.44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60" meta:character-count="820"/>
  </office:meta>
</office:document-meta>
</file>